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64c8"/>
    </style:style>
    <style:style style:name="P2" style:family="paragraph" style:parent-style-name="Heading_20_1">
      <style:text-properties officeooo:rsid="001c64c8" officeooo:paragraph-rsid="001c64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aser Cutter Workshop Summary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2:22:55.925204649</meta:creation-date>
    <dc:date>2018-09-19T12:24:05.151845935</dc:date>
    <meta:editing-duration>PT1M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29" meta:non-whitespace-character-count="26"/>
  </office:meta>
</office:document-meta>
</file>